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6939" officeooo:paragraph-rsid="00166939"/>
    </style:style>
    <style:style style:name="P2" style:family="paragraph" style:parent-style-name="Standard">
      <style:text-properties fo:font-size="18pt" fo:font-weight="bold" officeooo:rsid="0016e7a2" officeooo:paragraph-rsid="0016e7a2" style:font-size-asian="18pt" style:font-weight-asian="bold" style:font-size-complex="18pt" style:font-weight-complex="bold"/>
    </style:style>
    <style:style style:name="P3" style:family="paragraph" style:parent-style-name="Standard">
      <style:text-properties style:font-name="Liberation Serif" fo:font-size="14pt" officeooo:rsid="00166939" officeooo:paragraph-rsid="00166939" style:font-size-asian="14pt" style:font-size-complex="14pt"/>
    </style:style>
    <style:style style:name="P4" style:family="paragraph" style:parent-style-name="Standard" style:list-style-name="L1">
      <style:text-properties style:font-name="Liberation Serif" fo:font-size="14pt" officeooo:rsid="00166939" officeooo:paragraph-rsid="00166939" style:font-size-asian="14pt" style:font-size-complex="14pt"/>
    </style:style>
    <style:style style:name="P5" style:family="paragraph" style:parent-style-name="Standard">
      <style:text-properties fo:font-variant="normal" fo:text-transform="none" fo:color="#4a4a4a" style:font-name="Liberation Serif" fo:font-size="14pt" fo:letter-spacing="normal" fo:font-style="normal" fo:font-weight="normal" officeooo:rsid="00166939" officeooo:paragraph-rsid="00166939" style:font-size-asian="14pt" style:font-size-complex="14pt"/>
    </style:style>
    <style:style style:name="P6" style:family="paragraph" style:parent-style-name="Text_20_body" style:list-style-name="L2">
      <style:paragraph-properties fo:margin-top="0cm" fo:margin-bottom="0.247cm" loext:contextual-spacing="false" fo:line-height="170%" fo:text-align="justify" style:justify-single-word="false" fo:orphans="2" fo:widows="2"/>
      <style:text-properties fo:font-variant="normal" fo:text-transform="none" fo:color="#4a4a4a" style:font-name="Liberation Serif" fo:font-size="14pt" fo:letter-spacing="normal" fo:font-style="normal" fo:font-weight="normal" style:font-size-asian="14pt" style:font-size-complex="14pt"/>
    </style:style>
    <style:style style:name="T1" style:family="text">
      <style:text-properties officeooo:rsid="0016e7a2"/>
    </style:style>
    <style:style style:name="T2" style:family="text">
      <style:text-properties fo:font-weight="bold"/>
    </style:style>
    <style:style style:name="T3"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alysis and justification on choosing the best approach I choose</text:p>
      <text:p text:style-name="P1"/>
      <text:p text:style-name="P1"/>
      <text:p text:style-name="P3">I choose Snow Flake for this approach? Why?</text:p>
      <text:p text:style-name="P3"/>
      <text:list xml:id="list4202875925" text:style-name="L1">
        <text:list-item>
          <text:p text:style-name="P4">it is powerful</text:p>
        </text:list-item>
        <text:list-item>
          <text:p text:style-name="P4">it is faster and has a speed to process and load data</text:p>
        </text:list-item>
        <text:list-item>
          <text:p text:style-name="P4">it is ease of Use</text:p>
        </text:list-item>
        <text:list-item>
          <text:p text:style-name="P4">it has also got options for Advanced Analytic s</text:p>
        </text:list-item>
        <text:list-item>
          <text:p text:style-name="P4">it supports Multilingual</text:p>
        </text:list-item>
        <text:list-item>
          <text:p text:style-name="P4">it has got increased access to Big data</text:p>
        </text:list-item>
      </text:list>
      <text:p text:style-name="P3"/>
      <text:p text:style-name="P3"/>
      <text:p text:style-name="P3">I choose Apache Spark <text:span text:style-name="T1">with Hadoop </text:span>for this approach? Why?</text:p>
      <text:p text:style-name="P5"/>
      <text:list xml:id="list715518205" text:style-name="L2">
        <text:list-item>
          <text:p text:style-name="P6"><text:span text:style-name="T2">Well suited to machine learning algorithms</text:span> – Spark provides primitives for in-memory cluster computing that allows user programs to load data into a cluster’s memory and query it repeatedly.</text:p>
        </text:list-item>
        <text:list-item>
          <text:p text:style-name="P6"><text:span text:style-name="T2">Run 100 times faster</text:span> – Spark, analysis software can also speed jobs that run on the Hadoop data-processing platform. Dubbed the “Hadoop Swiss Army knife,” Apache Spark provides the ability to create data-analysis jobs that can run 100 times faster than those running on the standard Apache Hadoop MapReduce. MapReduce has been widely criticized as a bottleneck in Hadoop clusters because it executes jobs in batch mode, which means that real-time analysis of data is not possible.</text:p>
        </text:list-item>
        <text:list-item>
          <text:p text:style-name="P6"><text:span text:style-name="T2">Alternative to MapReduce –</text:span>Spark provides an alternative to MapReduce. It executes jobs in short bursts of micro-batches that are five seconds or less apart. It also provides more stability than real-time, stream-oriented Hadoop frameworks such as Twitter Storm. The software can be used for a variety of jobs, such as an <text:soft-page-break/>ongoing analysis of live data and thanks to a software library, more computationally in-depth jobs involving machine learning and graph processing.</text:p>
        </text:list-item>
        <text:list-item>
          <text:p text:style-name="P6"><text:span text:style-name="T2">Support for Multiple Languages</text:span> – Using Spark, developers can write data-analysis jobs in Java, Scala or Python, using a set of more than 80 high-level operators.</text:p>
        </text:list-item>
        <text:list-item>
          <text:p text:style-name="P6"><text:span text:style-name="T2">Library Support</text:span> – Spark’s libraries are designed to complement the types of processing jobs being explored more aggressively with the latest commercially supported deployments of Hadoop. </text:p>
        </text:list-item>
        <text:list-item>
          <text:p text:style-name="P6"><text:span text:style-name="T2">SPARK SQL Component</text:span> – Spark SQL component for accessing structured data, allows the data to be interrogated alongside unstructured data in analysis work. Spark SQL, which is only in alpha at the moment, allows SQL-like queries to be run against data stored in Apache Hive. Extracting data from Hadoop via SQL queries is yet another variant of the real-time querying functionality springing up around Hadoop.</text:p>
        </text:list-item>
        <text:list-item>
          <text:p text:style-name="P6"><text:span text:style-name="T2">Apache Spark Compatibility with Hadoop [HDFS, HBASE and YARN]</text:span> – Apache Spark is fully compatible with Hadoop’s Distributed File System (HDFS), as well as with other Hadoop components such as YARN (Yet Another Resource Negotiator) and the HBase distributed database.</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8T16:55:20.568077835</meta:creation-date>
    <dc:date>2022-08-18T19:09:00.110098990</dc:date>
    <meta:editing-duration>PT20M6S</meta:editing-duration>
    <meta:editing-cycles>2</meta:editing-cycles>
    <meta:generator>LibreOffice/6.4.7.2$Linux_X86_64 LibreOffice_project/40$Build-2</meta:generator>
    <meta:document-statistic meta:table-count="0" meta:image-count="0" meta:object-count="0" meta:page-count="2" meta:paragraph-count="16" meta:word-count="410" meta:character-count="2530" meta:non-whitespace-character-count="2142"/>
  </office:meta>
</office:document-meta>
</file>